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メイリオ" svg:font-family="メイリオ" style:font-adornments="レギュラー" style:font-family-generic="modern"/>
    <style:font-face style:name="メイリオ:fwid" svg:font-family="メイリオ:fwid" style:font-adornments="レギュラー" style:font-family-generic="modern"/>
    <style:font-face style:name="メイリオ1" svg:font-family="メイリオ" style:font-family-generic="modern" style:font-pitch="variable"/>
    <style:font-face style:name="ＭＳ 明朝1" svg:font-family="'ＭＳ 明朝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1pt" style:font-name-asian="メイリオ1" style:font-size-asian="11pt" style:font-size-complex="11pt"/>
    </style:style>
    <style:style style:name="P5" style:family="paragraph">
      <style:paragraph-properties fo:text-align="end"/>
      <style:text-properties style:text-line-through-style="none" style:text-line-through-type="none" fo:font-size="11pt" fo:font-style="normal" style:text-underline-style="none"/>
    </style:style>
    <style:style style:name="P6" style:family="paragraph">
      <style:paragraph-properties fo:text-align="end"/>
      <style:text-properties style:text-line-through-style="none" style:text-line-through-type="none" fo:font-style="normal" style:text-underline-style="non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1pt" style:font-name-asian="メイリオ1" style:font-size-asian="11pt" style:font-size-complex="11pt"/>
    </style:style>
    <style:style style:name="gr1" style:family="graphic">
      <style:graphic-properties draw:stroke="none" svg:stroke-color="#000000" draw:fill="none" draw:fill-color="#ffffff" fo:min-height="0.646cm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フォーム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page.number" form:control-implementation="ooo:com.sun.star.form.component.TextField" xml:id="control1" form:id="control1" form:current-value="1" form:value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age.count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シェイプ1" draw:style-name="gr1" draw:text-style-name="P2" svg:width="0.23cm" svg:height="0.646cm" svg:x="9.421cm" svg:y="0.002cm"><draw:text-box><text:p text:style-name="P1"><text:span text:style-name="T1">/</text:span></text:p></draw:text-box></draw:frame><draw:frame text:anchor-type="paragraph" draw:z-index="1" draw:name="シェイプ3" draw:style-name="gr2" draw:text-style-name="P4" svg:width="4.605cm" svg:height="0.585cm" svg:x="15.321cm" svg:y="0.034cm"><draw:text-box><text:p text:style-name="P3"><text:span text:style-name="T2">ソニー生命保険株式会社</text:span></text:p></draw:text-box></draw:frame><draw:control text:anchor-type="paragraph" draw:z-index="3" draw:name="シェイプ4" draw:style-name="gr3" draw:text-style-name="P6" svg:width="0.101cm" svg:height="0.6cm" svg:x="9.65cm" svg:y="0.049cm" draw:control="control2"/><draw:control text:anchor-type="paragraph" draw:z-index="2" draw:name="シェイプ4" draw:style-name="gr3" draw:text-style-name="P5" svg:width="0.941cm" svg:height="0.6cm" svg:x="8.481cm" svg:y="0.243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メイリオ" svg:font-family="メイリオ" style:font-adornments="レギュラー" style:font-family-generic="modern"/>
    <style:font-face style:name="メイリオ:fwid" svg:font-family="メイリオ:fwid" style:font-adornments="レギュラー" style:font-family-generic="modern"/>
    <style:font-face style:name="メイリオ1" svg:font-family="メイリオ" style:font-family-generic="modern" style:font-pitch="variable"/>
    <style:font-face style:name="ＭＳ 明朝1" svg:font-family="'ＭＳ 明朝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0.75cm" style:num-format="1" style:print-orientation="landscape" fo:margin-top="0.101cm" fo:margin-bottom="0.101cm" fo:margin-left="0.1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6:07:38.667000000</meta:creation-date>
    <meta:editing-duration>PT21M3S</meta:editing-duration>
    <meta:editing-cycles>5</meta:editing-cycles>
    <meta:generator>LibreOffice/6.2.1.2$Windows_X86_64 LibreOffice_project/7bcb35dc3024a62dea0caee87020152d1ee96e71</meta:generator>
    <dc:date>2019-03-22T16:39:54.054000000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